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361E082B0BEE5017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526cm, 2.726cm, 7.948cm, 4.05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37cm" svg:height="20.299cm" svg:x="0.992cm" svg:y="2.392cm">
          <draw:image xlink:href="Pictures/10000000000005E8000007E0361E082B0BEE501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13T14:59:12.426704898</dc:date>
    <meta:editing-duration>PT3M33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